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tus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Cut + Sync</text:p>
          </table:table-cell>
          <table:table-cell office:value-type="string" calcext:value-type="string">
            <text:p>Basic fixes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00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00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00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004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00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Trolls still say “burglar Hobbit”</text:p>
          </table:table-cell>
        </table:table-row>
        <table:table-row table:style-name="ro1">
          <table:table-cell office:value-type="float" office:value="6" calcext:value-type="float">
            <text:p>00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00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00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00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01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01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01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01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01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01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01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017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01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01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02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02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023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02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02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02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02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02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02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03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03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03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03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03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03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03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03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038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03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04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04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04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04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04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04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04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04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04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04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05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05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05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05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05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05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05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05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05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05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60" calcext:value-type="float">
            <text:p>06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61" calcext:value-type="float">
            <text:p>06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06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Runaway subtitles, Some captions are in the wrong spot</text:p>
          </table:table-cell>
        </table:table-row>
        <table:table-row table:style-name="ro1">
          <table:table-cell office:value-type="float" office:value="63" calcext:value-type="float">
            <text:p>06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64" calcext:value-type="float">
            <text:p>06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06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 office:value-type="string" calcext:value-type="string">
            <text:p>Second subtitle is badly cut and out of sync</text:p>
          </table:table-cell>
        </table:table-row>
        <table:table-row table:style-name="ro1">
          <table:table-cell office:value-type="float" office:value="66" calcext:value-type="float">
            <text:p>06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06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06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06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 office:value-type="string" calcext:value-type="string">
            <text:p>Shameful short subtitles</text:p>
          </table:table-cell>
        </table:table-row>
        <table:table-row table:style-name="ro1">
          <table:table-cell office:value-type="float" office:value="70" calcext:value-type="float">
            <text:p>07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71" calcext:value-type="float">
            <text:p>07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72" calcext:value-type="float">
            <text:p>07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07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74" calcext:value-type="float">
            <text:p>07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75" calcext:value-type="float">
            <text:p>07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Last line if too late, subs can be merged</text:p>
          </table:table-cell>
        </table:table-row>
        <table:table-row table:style-name="ro1">
          <table:table-cell office:value-type="float" office:value="76" calcext:value-type="float">
            <text:p>07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077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oemwhat out of sync</text:p>
          </table:table-cell>
        </table:table-row>
        <table:table-row table:style-name="ro1">
          <table:table-cell office:value-type="float" office:value="78" calcext:value-type="float">
            <text:p>07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79" calcext:value-type="float">
            <text:p>07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08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08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82" calcext:value-type="float">
            <text:p>08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83" calcext:value-type="float">
            <text:p>08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84" calcext:value-type="float">
            <text:p>08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5" calcext:value-type="float">
            <text:p>08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08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08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08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89" calcext:value-type="float">
            <text:p>08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90" calcext:value-type="float">
            <text:p>09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ingle line</text:p>
          </table:table-cell>
        </table:table-row>
        <table:table-row table:style-name="ro1">
          <table:table-cell office:value-type="float" office:value="91" calcext:value-type="float">
            <text:p>09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92" calcext:value-type="float">
            <text:p>09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ingle line</text:p>
          </table:table-cell>
        </table:table-row>
        <table:table-row table:style-name="ro1">
          <table:table-cell office:value-type="float" office:value="93" calcext:value-type="float">
            <text:p>09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4" calcext:value-type="float">
            <text:p>09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95" calcext:value-type="float">
            <text:p>09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6" calcext:value-type="float">
            <text:p>09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97" calcext:value-type="float">
            <text:p>09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98" calcext:value-type="float">
            <text:p>09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99" calcext:value-type="float">
            <text:p>09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Missing word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 table:number-rows-repeated="15">
          <table:table-cell table:number-columns-repeated="5"/>
        </table:table-row>
        <table:table-row table:style-name="ro2">
          <table:table-cell table:number-columns-repeated="5"/>
        </table:table-row>
        <table:table-row table:style-name="ro1" table:number-rows-repeated="104841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3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19:22:19.2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2-06T19:22:34.100000000</dc:date>
    <meta:editing-duration>P1DT17H3M12S</meta:editing-duration>
    <meta:editing-cycles>58</meta:editing-cycles>
    <meta:document-statistic meta:table-count="1" meta:cell-count="318" meta:object-count="0"/>
  </office:meta>
</office:document-meta>
</file>